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889cm" style:rel-column-width="7281*"/>
    </style:style>
    <style:style style:name="Table2.A1" style:family="table-cell">
      <style:table-cell-properties style:writing-mode="page"/>
    </style:style>
    <style:style style:name="P1" style:family="paragraph" style:parent-style-name="Header">
      <style:text-properties officeooo:paragraph-rsid="0014b31d"/>
    </style:style>
    <style:style style:name="P2" style:family="paragraph" style:parent-style-name="Footer">
      <style:text-properties officeooo:paragraph-rsid="0014b31d"/>
    </style:style>
    <style:style style:name="P3" style:family="paragraph" style:parent-style-name="Heading_20_1">
      <style:text-properties officeooo:rsid="00271731" officeooo:paragraph-rsid="00271731"/>
    </style:style>
    <style:style style:name="P4" style:family="paragraph" style:parent-style-name="Heading_20_1">
      <style:text-properties officeooo:paragraph-rsid="00271731"/>
    </style:style>
    <style:style style:name="P5" style:family="paragraph" style:parent-style-name="Table_20_Contents">
      <style:paragraph-properties fo:text-align="end" style:justify-single-word="false"/>
      <style:text-properties style:font-name="Nimbus Mono PS" officeooo:rsid="00271731" officeooo:paragraph-rsid="00271731"/>
    </style:style>
    <style:style style:name="P6" style:family="paragraph" style:parent-style-name="Table_20_Contents">
      <style:paragraph-properties fo:text-align="end" style:justify-single-word="false"/>
      <style:text-properties style:font-name="Nimbus Mono PS" officeooo:rsid="00287f4b" officeooo:paragraph-rsid="00287f4b"/>
    </style:style>
    <style:style style:name="P7" style:family="paragraph" style:parent-style-name="Text_20_body" style:list-style-name="L30">
      <style:text-properties style:text-position="0% 100%" style:font-name="Nimbus Mono PS" officeooo:rsid="00264af3" officeooo:paragraph-rsid="00264af3"/>
    </style:style>
    <style:style style:name="P8" style:family="paragraph" style:parent-style-name="Text_20_body" style:list-style-name="L32">
      <style:text-properties style:text-position="0% 100%" style:font-name="Nimbus Mono PS" officeooo:rsid="00271731" officeooo:paragraph-rsid="00271731"/>
    </style:style>
    <style:style style:name="P9" style:family="paragraph" style:parent-style-name="Text_20_body">
      <style:text-properties style:text-position="0% 100%" style:font-name="Nimbus Mono PS" officeooo:rsid="00271731" officeooo:paragraph-rsid="00271731"/>
    </style:style>
    <style:style style:name="P10" style:family="paragraph" style:parent-style-name="Text_20_body" style:list-style-name="L33">
      <style:text-properties style:text-position="0% 100%" style:font-name="Nimbus Mono PS" officeooo:rsid="00271731" officeooo:paragraph-rsid="00271731"/>
    </style:style>
    <style:style style:name="P11" style:family="paragraph" style:parent-style-name="Text_20_body" style:list-style-name="L34">
      <style:text-properties style:text-position="0% 100%" style:font-name="Nimbus Mono PS" officeooo:rsid="00271731" officeooo:paragraph-rsid="00271731"/>
    </style:style>
    <style:style style:name="P12" style:family="paragraph" style:parent-style-name="Text_20_body" style:list-style-name="L37">
      <style:text-properties style:text-position="0% 100%" style:font-name="Nimbus Mono PS" officeooo:rsid="00273df7" officeooo:paragraph-rsid="00273df7"/>
    </style:style>
    <style:style style:name="P13" style:family="paragraph" style:parent-style-name="Text_20_body">
      <style:text-properties style:text-position="0% 100%" style:font-name="Nimbus Mono PS" officeooo:rsid="00287f4b" officeooo:paragraph-rsid="00287f4b"/>
    </style:style>
    <style:style style:name="P14" style:family="paragraph" style:parent-style-name="Text_20_body" style:list-style-name="L39">
      <style:text-properties style:text-position="0% 100%" style:font-name="Nimbus Mono PS" officeooo:rsid="00287f4b" officeooo:paragraph-rsid="00287f4b"/>
    </style:style>
    <style:style style:name="P15" style:family="paragraph" style:parent-style-name="Text_20_body">
      <style:text-properties style:text-position="0% 100%" style:font-name="Liberation Serif" officeooo:rsid="00264af3" officeooo:paragraph-rsid="00264af3"/>
    </style:style>
    <style:style style:name="P16" style:family="paragraph" style:parent-style-name="Text_20_body" style:list-style-name="L33">
      <style:text-properties style:text-position="0% 100%" style:font-name="Liberation Serif" officeooo:rsid="00271731" officeooo:paragraph-rsid="00271731"/>
    </style:style>
    <style:style style:name="P17" style:family="paragraph" style:parent-style-name="Text_20_body">
      <style:text-properties style:text-position="0% 100%" style:font-name="Liberation Serif" officeooo:rsid="00271731" officeooo:paragraph-rsid="00271731"/>
    </style:style>
    <style:style style:name="P18" style:family="paragraph" style:parent-style-name="Text_20_body" style:list-style-name="L34">
      <style:text-properties style:text-position="0% 100%" style:font-name="Liberation Serif" officeooo:rsid="00271731" officeooo:paragraph-rsid="00271731"/>
    </style:style>
    <style:style style:name="P19" style:family="paragraph" style:parent-style-name="Text_20_body">
      <style:text-properties style:text-position="0% 100%" style:font-name="Liberation Serif" officeooo:rsid="00287f4b" officeooo:paragraph-rsid="00287f4b"/>
    </style:style>
    <style:style style:name="P20" style:family="paragraph" style:parent-style-name="Text_20_body">
      <style:text-properties officeooo:rsid="00264af3" officeooo:paragraph-rsid="00264af3"/>
    </style:style>
    <style:style style:name="P21" style:family="paragraph" style:parent-style-name="Text_20_body">
      <style:text-properties officeooo:rsid="00271731" officeooo:paragraph-rsid="00271731"/>
    </style:style>
    <style:style style:name="P22" style:family="paragraph" style:parent-style-name="Text_20_body" style:list-style-name="L36">
      <style:text-properties officeooo:rsid="00271731" officeooo:paragraph-rsid="00271731"/>
    </style:style>
    <style:style style:name="P23" style:family="paragraph" style:parent-style-name="Text_20_body" style:list-style-name="L33">
      <style:text-properties officeooo:paragraph-rsid="00271731"/>
    </style:style>
    <style:style style:name="P24" style:family="paragraph" style:parent-style-name="Text_20_body" style:list-style-name="L36">
      <style:text-properties officeooo:paragraph-rsid="00271731"/>
    </style:style>
    <style:style style:name="P25" style:family="paragraph" style:parent-style-name="Title">
      <style:text-properties style:font-name="Liberation Sans" fo:font-size="28pt" fo:font-weight="bold" officeooo:rsid="001bd473" officeooo:paragraph-rsid="001bd473" style:font-name-asian="Noto Sans CJK SC" style:font-size-asian="28pt" style:font-weight-asian="bold" style:font-name-complex="FreeSans" style:font-size-complex="28pt" style:font-weight-complex="bold"/>
    </style:style>
    <style:style style:name="T1" style:family="text">
      <style:text-properties officeooo:rsid="00171d27"/>
    </style:style>
    <style:style style:name="T2" style:family="text">
      <style:text-properties officeooo:rsid="0014b31d"/>
    </style:style>
    <style:style style:name="T3" style:family="text">
      <style:text-properties officeooo:rsid="001bd473"/>
    </style:style>
    <style:style style:name="T4" style:family="text">
      <style:text-properties officeooo:rsid="00185a41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71731"/>
    </style:style>
    <style:style style:name="T7" style:family="text">
      <style:text-properties style:text-position="0% 100%" style:font-name="Nimbus Mono PS" officeooo:rsid="00271731"/>
    </style:style>
    <style:style style:name="T8" style:family="text">
      <style:text-properties style:font-name="Liberation Sans" fo:font-size="18.2000007629395pt" fo:font-weight="bold" officeooo:rsid="00271731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9" style:family="text">
      <style:text-properties style:text-position="sub 58%"/>
    </style:style>
    <style:style style:name="T10" style:family="text">
      <style:text-properties style:text-position="sub 58%" style:font-name="Nimbus Mono PS" officeooo:rsid="00271731"/>
    </style:style>
    <style:style style:name="T11" style:family="text">
      <style:text-properties officeooo:rsid="00264af3"/>
    </style:style>
    <style:style style:name="T12" style:family="text">
      <style:text-properties officeooo:rsid="00271731"/>
    </style:style>
    <style:style style:name="T13" style:family="text">
      <style:text-properties officeooo:rsid="00287f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Binary 1 – <text:span text:style-name="T11">Tutorial Questions</text:span></text:p>
      <text:p text:style-name="P20">Kamal Asmatpoor – Second year BSc Comp. Science<text:line-break/><text:a xlink:type="simple" xlink:href="mailto:kamal.asmatpoor@kcl.ac.uk" text:style-name="Internet_20_link" text:visited-style-name="Visited_20_Internet_20_Link"><text:span text:style-name="T13">kamal.asmatpoor@kcl.ac.uk</text:span></text:a><text:span text:style-name="T13"> </text:span></text:p>
      <text:h text:style-name="Heading_20_1" text:outline-level="1">Unsigned binary conversions</text:h>
      <text:p text:style-name="P20">145<text:span text:style-name="T9">10</text:span></text:p>
      <text:list xml:id="list521450270" text:style-name="L30">
        <text:list-item>
          <text:p text:style-name="P7">145 / 2 = 72 <text:tab/>r 1<text:line-break/>72 / 2 = 36 <text:tab/>r 0<text:line-break/>36 / 2 = 18 <text:tab/>r 0<text:line-break/>18 / 2 = 9<text:tab/>r 0<text:line-break/>9 / 2 = 4 <text:tab/>r 1<text:line-break/>4 / 2 = 2 <text:tab/>r 0<text:line-break/>2 / 2 = 1 <text:tab/>r 0<text:line-break/>1 / 2 = 0 <text:tab/>r 1</text:p>
        </text:list-item>
        <text:list-item>
          <text:p text:style-name="P7">= 10010001<text:span text:style-name="T9">2</text:span></text:p>
        </text:list-item>
      </text:list>
      <text:p text:style-name="P15">6.5625<text:span text:style-name="T9">10</text:span></text:p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0.5</text:p>
          </table:table-cell>
          <table:table-cell table:style-name="Table1.A1" office:value-type="string">
            <text:p text:style-name="P5">0.25</text:p>
          </table:table-cell>
          <table:table-cell table:style-name="Table1.A1" office:value-type="string">
            <text:p text:style-name="P5">0.125</text:p>
          </table:table-cell>
          <table:table-cell table:style-name="Table1.A1" office:value-type="string">
            <text:p text:style-name="P5">0.0625</text:p>
          </table:table-cell>
        </table:table-row>
        <table:table-row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</table:table-row>
      </table:table>
      <text:p text:style-name="P9"/>
      <text:list xml:id="list2511023033" text:style-name="L32">
        <text:list-item>
          <text:p text:style-name="P8">= 0110.1001<text:span text:style-name="T9">2</text:span></text:p>
        </text:list-item>
      </text:list>
      <text:h text:style-name="P3" text:outline-level="1">Signed binary conversions</text:h>
      <text:p text:style-name="P21">145<text:span text:style-name="T9">10 </text:span><text:span text:style-name="T5">in 8 bits</text:span></text:p>
      <text:list xml:id="list4030252564" text:style-name="L33">
        <text:list-item>
          <text:p text:style-name="P23"><text:span text:style-name="T6">1’s complement</text:span></text:p>
          <text:list>
            <text:list-item>
              <text:p text:style-name="P23"><text:span text:style-name="T7">010010001</text:span><text:span text:style-name="T10">2 </text:span><text:span text:style-name="T7">→ 01101110</text:span><text:span text:style-name="T10">2</text:span></text:p>
            </text:list-item>
          </text:list>
        </text:list-item>
        <text:list-item>
          <text:p text:style-name="P16">2’s complement</text:p>
          <text:list>
            <text:list-item>
              <text:p text:style-name="P10">10010001<text:span text:style-name="T9">2</text:span> → 010010001<text:span text:style-name="T9">2</text:span></text:p>
            </text:list-item>
          </text:list>
        </text:list-item>
      </text:list>
      <text:p text:style-name="P17">25<text:span text:style-name="T9">10 </text:span>in 8 bits</text:p>
      <text:list xml:id="list2532498395" text:style-name="L34">
        <text:list-item>
          <text:p text:style-name="P18">1’s complement</text:p>
          <text:list>
            <text:list-item>
              <text:p text:style-name="P11">00011001<text:span text:style-name="T9">2</text:span> → 00011001<text:span text:style-name="T9">2</text:span></text:p>
            </text:list-item>
          </text:list>
        </text:list-item>
        <text:list-item>
          <text:p text:style-name="P18">2’s complement</text:p>
          <text:list>
            <text:list-item>
              <text:p text:style-name="P11"><text:soft-page-break/>00011001<text:span text:style-name="T9">2</text:span> → 00011001<text:span text:style-name="T9">2</text:span></text:p>
            </text:list-item>
          </text:list>
        </text:list-item>
      </text:list>
      <text:h text:style-name="P4" text:outline-level="1"><text:span text:style-name="T8">Range of </text:span><text:span text:style-name="T12">Representation</text:span></text:h>
      <text:list xml:id="list2669091975" text:style-name="L36">
        <text:list-item>
          <text:p text:style-name="P22">Unsigned binary: For 8 bits, 0 - 255</text:p>
        </text:list-item>
        <text:list-item>
          <text:p text:style-name="P22">Signed binary: For 8 bits, -127 - 127</text:p>
        </text:list-item>
        <text:list-item>
          <text:p text:style-name="P24"><text:span text:style-name="T12">One’s complement and Two’s complement: -128 - 127</text:span></text:p>
        </text:list-item>
      </text:list>
      <text:h text:style-name="P3" text:outline-level="1">Hexadecimal Conversions</text:h>
      <text:p text:style-name="P21">FAB4<text:span text:style-name="T9">16</text:span></text:p>
      <text:list xml:id="list659284131" text:style-name="L37">
        <text:list-item>
          <text:p text:style-name="P12">F = 15 = 1111<text:line-break/>A = 10 = 1010<text:line-break/>B = 11 = 1011<text:line-break/>4 = 0100</text:p>
        </text:list-item>
        <text:list-item>
          <text:p text:style-name="P12">= 1111101010110100<text:span text:style-name="T9">2</text:span></text:p>
        </text:list-item>
      </text:list>
      <text:p text:style-name="P19">477<text:span text:style-name="T9">10</text:span></text:p>
      <table:table table:name="Table2" table:style-name="Table2">
        <table:table-column table:style-name="Table2.A" table:number-columns-repeated="9"/>
        <table:table-row>
          <table:table-cell table:style-name="Table2.A1" office:value-type="string">
            <text:p text:style-name="P6">256</text:p>
          </table:table-cell>
          <table:table-cell table:style-name="Table2.A1" office:value-type="string">
            <text:p text:style-name="P6">128</text:p>
          </table:table-cell>
          <table:table-cell table:style-name="Table2.A1" office:value-type="string">
            <text:p text:style-name="P6">64</text:p>
          </table:table-cell>
          <table:table-cell table:style-name="Table2.A1" office:value-type="string">
            <text:p text:style-name="P6">32</text:p>
          </table:table-cell>
          <table:table-cell table:style-name="Table2.A1" office:value-type="string">
            <text:p text:style-name="P6">16</text:p>
          </table:table-cell>
          <table:table-cell table:style-name="Table2.A1" office:value-type="string">
            <text:p text:style-name="P6">8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</table:table-row>
      </table:table>
      <text:p text:style-name="P19"><text:span text:style-name="T9"/></text:p>
      <text:list xml:id="list1421184978" text:style-name="L39">
        <text:list-item>
          <text:p text:style-name="P14">1101 = 13 = D<text:line-break/>1011 = 11 = B</text:p>
        </text:list-item>
        <text:list-item>
          <text:p text:style-name="P14">= 1DB<text:span text:style-name="T9">16</text:span></text:p>
        </text:list-item>
      </text:list>
      <text:p text:style-name="P13"/>
      <text:p text:style-name="P9"/>
      <text:p text:style-name="P20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4b31d"/>
    </style:style>
    <style:style style:name="MP2" style:family="paragraph" style:parent-style-name="Footer">
      <style:text-properties officeooo:paragraph-rsid="0014b31d"/>
    </style:style>
    <style:style style:name="MT1" style:family="text">
      <style:text-properties officeooo:rsid="00171d27"/>
    </style:style>
    <style:style style:name="MT2" style:family="text">
      <style:text-properties officeooo:rsid="0014b31d"/>
    </style:style>
    <style:style style:name="MT3" style:family="text">
      <style:text-properties officeooo:rsid="001bd473"/>
    </style:style>
    <style:style style:name="MT4" style:family="text">
      <style:text-properties officeooo:rsid="00264af3"/>
    </style:style>
    <style:style style:name="MT5" style:family="text">
      <style:text-properties officeooo:rsid="00185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CS1</text:span><text:span text:style-name="MT1"><text:tab/></text:span><text:span text:style-name="MT2">Computer Systems 1</text:span><text:span text:style-name="MT1"><text:tab/></text:span><text:span text:style-name="MT3">0</text:span><text:span text:style-name="MT4">6</text:span><text:span text:style-name="MT1">/</text:span><text:span text:style-name="MT3">10</text:span><text:span text:style-name="MT1">/2020</text:span></text:p>
      </style:header>
      <style:footer>
        <text:p text:style-name="MP2"><text:span text:style-name="MT5">Aaron Patrick Monte<text:tab/></text:span><text:span text:style-name="MT3">Binary 1 – </text:span><text:span text:style-name="MT4">Tutorial Questions</text:span><text:span text:style-name="MT5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12:26.690436970</meta:creation-date>
    <dc:date>2020-10-06T11:42:08.984905371</dc:date>
    <meta:editing-duration>PT36M29S</meta:editing-duration>
    <meta:editing-cycles>6</meta:editing-cycles>
    <meta:generator>LibreOffice/6.4.6.2$Linux_X86_64 LibreOffice_project/40$Build-2</meta:generator>
    <meta:document-statistic meta:table-count="2" meta:image-count="0" meta:object-count="0" meta:page-count="2" meta:paragraph-count="66" meta:word-count="236" meta:character-count="940" meta:non-whitespace-character-count="777"/>
  </office:meta>
</office:document-meta>
</file>